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36mm" svg:y="185.63mm">
            <draw:object draw:notify-on-update-of-ranges="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.16mm" svg:y="279.67mm">
            <draw:object draw:notify-on-update-of-ranges="Sheet1.A65:Sheet1.A73 Sheet1.B64:Sheet1.B64 Sheet1.B65:Sheet1.B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19.87mm" svg:height="87.86mm" svg:x="57.06mm" svg:y="371.16mm">
            <draw:object draw:notify-on-update-of-ranges="Sheet1.A88:Sheet1.A91 Sheet1.B88:Sheet1.B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2.02mm" svg:height="89.99mm" svg:x="49.46mm" svg:y="470.5mm">
            <draw:object draw:notify-on-update-of-ranges="Sheet1.A109:Sheet1.A112 Sheet1.B109:Sheet1.B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style-name="ce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Lax_Friedric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5868605317459" calcext:value-type="float">
            <text:p>0.6358686053174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4819030669277" calcext:value-type="float">
            <text:p>0.59481903066927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9898561720997" calcext:value-type="float">
            <text:p>0.4698985617209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92924687428" calcext:value-type="float">
            <text:p>0.329292468742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6665633687487" calcext:value-type="float">
            <text:p>0.22666563368748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936481008458" calcext:value-type="float">
            <text:p>0.14793648100845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965085259517661" calcext:value-type="float">
            <text:p>9.65E-0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445554382545199" calcext:value-type="float">
            <text:p>4.46E-0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514053184870403" calcext:value-type="float">
            <text:p>5.14E-05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1 e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0319370900947" calcext:value-type="float">
            <text:p>0.1803193709009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895901932655216" calcext:value-type="float">
            <text:p>8.96E-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116881393388683" calcext:value-type="float">
            <text:p>1.17E-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00000991620075200415" calcext:value-type="float">
            <text:p>9.92E-08</text:p>
          </table:table-cell>
          <table:table-cell/>
          <table:table-cell table:style-name="ce2"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00000131764225117434" calcext:value-type="float">
            <text:p>1.32E-10</text:p>
          </table:table-cell>
          <table:table-cell/>
          <table:table-cell table:style-name="ce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office:value-type="string" calcext:value-type="string">
            <text:p>4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804092894888714" calcext:value-type="float">
            <text:p>8.04E-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764211648637049" calcext:value-type="float">
            <text:p>7.64E-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000000375483851561165" calcext:value-type="float">
            <text:p>3.75E-0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00166627995511161" calcext:value-type="float">
            <text:p>1.67E-07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4elements</text:p>
          </table:table-cell>
          <table:table-cell office:value-type="string" calcext:value-type="string">
            <text:p>time step =1.0e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0000000132865150669582" calcext:value-type="float">
            <text:p>1.33E-11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64 element2</text:p>
          </table:table-cell>
          <table:table-cell office:value-type="string" calcext:value-type="string">
            <text:p>time step =1.0e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)</text:p>
          </table:table-cell>
          <table:table-cell office:value-type="string" calcext:value-type="string">
            <text:p>L2 norm(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912548105845173" calcext:value-type="float">
            <text:p>9.13E-03</text:p>
          </table:table-cell>
          <table:table-cell table:number-columns-repeated="2" table:style-name="ce2" office:value-type="float" office:value="0.00302790202150192" calcext:value-type="float">
            <text:p>3.03E-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00-00-00</text:date>, <text:time style:data-style-name="N2" text:time-value="10:46:08.306850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10-09T10:48:43.457895936</dc:date>
    <meta:editing-duration>PT5H49M29S</meta:editing-duration>
    <meta:editing-cycles>76</meta:editing-cycles>
    <meta:document-statistic meta:table-count="1" meta:cell-count="10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6:Sheet1.B51 Sheet1.B45:Sheet1.B45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Error peformance</text:p>
        </chart:title>
        <chart:subtitle svg:x="5.548cm" svg:y="1.275cm" chart:style-name="ch3">
          <text:p>L2-norm Time step = 2.0e-4</text:p>
        </chart:subtitle>
        <chart:legend chart:legend-position="end" svg:x="13.016cm" svg:y="4.201cm" style:legend-expansion="high" chart:style-name="ch4"/>
        <chart:plot-area chart:style-name="ch5" table:cell-range-address="Sheet1.A65:Sheet1.B73 Sheet1.B64:Sheet1.B64" chart:data-source-has-labels="row" svg:x="1.331cm" svg:y="2.138cm" svg:width="11.365cm" svg:height="5.701cm">
          <chartooo:coordinate-region svg:x="2.614cm" svg:y="2.337cm" svg:width="9.895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54cm" chart:style-name="ch9">
              <text:p>L2-norm</text:p>
            </chart:title>
            <chart:grid chart:style-name="ch10" chart:class="major"/>
          </chart:axis>
          <chart:series chart:style-name="ch11" chart:values-cell-range-address="Sheet1.B65:Sheet1.B73" chart:label-cell-address="Sheet1.B64:Sheet1.B64" chart:class="chart:scatter">
            <chart:domain table:cell-range-address="Sheet1.A65:Sheet1.A7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65:Sheet1.A73</svg:desc>
                </draw:g>
              </table:table-cell>
              <table:table-cell office:value-type="float" office:value="0.635868605317459">
                <text:p>0.635868605317459</text:p>
                <draw:g>
                  <svg:desc>Sheet1.B65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819030669277">
                <text:p>0.594819030669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469898561720997">
                <text:p>0.469898561720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3292924687428">
                <text:p>0.3292924687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26665633687487">
                <text:p>0.226665633687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47936481008458">
                <text:p>0.147936481008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965085259517661">
                <text:p>0.096508525951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5554382545199">
                <text:p>0.00445554382545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0514053184870403">
                <text:p>0.00005140531848704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88cm" svg:height="8.787cm" xlink:href=".." xlink:type="simple" chart:class="chart:scatter" chart:style-name="ch1">
        <chart:title svg:x="5.104cm" svg:y="0.311cm" chart:style-name="ch2">
          <text:p>L2 norm</text:p>
        </chart:title>
        <chart:subtitle svg:x="1.929cm" svg:y="1.265cm" chart:style-name="ch3">
          <text:p>Domain[0.0, 1.0], 1 element, time step = 2.0e-4</text:p>
        </chart:subtitle>
        <chart:plot-area chart:style-name="ch4" table:cell-range-address="Sheet1.A88:Sheet1.B91" svg:x="0.239cm" svg:y="2.123cm" svg:width="11.51cm" svg:height="5.508cm">
          <chartooo:coordinate-region svg:x="1.39cm" svg:y="2.322cm" svg:width="10.04cm" svg:height="4.662cm"/>
          <chart:axis chart:dimension="x" chart:name="primary-x" chart:style-name="ch5">
            <chart:title svg:x="5.818cm" svg:y="7.806cm" chart:style-name="ch6">
              <text:p>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88:Sheet1.B91" chart:class="chart:scatter">
            <chart:domain table:cell-range-address="Sheet1.A88:Sheet1.A91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88:Sheet1.A91</svg:desc>
                </draw:g>
              </table:table-cell>
              <table:table-cell office:value-type="float" office:value="0.180319370900947">
                <text:p>0.180319370900947</text:p>
                <draw:g>
                  <svg:desc>Sheet1.B88:Sheet1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895901932655216">
                <text:p>0.0895901932655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116881393388683">
                <text:p>0.00011688139338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00000991620075200415">
                <text:p>0.0000000991620075200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03cm" svg:height="9cm" xlink:href=".." xlink:type="simple" chart:class="chart:scatter" chart:style-name="ch1">
        <chart:title svg:x="5.211cm" svg:y="0.316cm" chart:style-name="ch2">
          <text:p>L2 norm</text:p>
        </chart:title>
        <chart:subtitle svg:x="1.93cm" svg:y="1.275cm" chart:style-name="ch3">
          <text:p>Domain[0.0, 1.0], 4 elements, time step = 2.0e-4</text:p>
        </chart:subtitle>
        <chart:plot-area chart:style-name="ch4" table:cell-range-address="Sheet1.A109:Sheet1.B112" svg:x="1.255cm" svg:y="2.138cm" svg:width="10.704cm" svg:height="5.701cm">
          <chartooo:coordinate-region svg:x="2.882cm" svg:y="2.338cm" svg:width="8.89cm" svg:height="4.854cm"/>
          <chart:axis chart:dimension="x" chart:name="primary-x" chart:style-name="ch5">
            <chart:title svg:x="6.431cm" svg:y="8.019cm" chart:style-name="ch6">
              <text:p>N</text:p>
            </chart:title>
          </chart:axis>
          <chart:axis chart:dimension="y" chart:name="primary-y" chart:style-name="ch7">
            <chart:title svg:x="0.451cm" svg:y="5.839cm" chart:style-name="ch8">
              <text:p>L2 norm(1)</text:p>
            </chart:title>
            <chart:grid chart:style-name="ch9" chart:class="major"/>
          </chart:axis>
          <chart:series chart:style-name="ch10" chart:values-cell-range-address="Sheet1.B109:Sheet1.B112" chart:class="chart:scatter">
            <chart:domain table:cell-range-address="Sheet1.A109:Sheet1.A11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109:Sheet1.A112</svg:desc>
                </draw:g>
              </table:table-cell>
              <table:table-cell office:value-type="float" office:value="0.00804092894888714">
                <text:p>0.00804092894888714</text:p>
                <draw:g>
                  <svg:desc>Sheet1.B109:Sheet1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764211648637049">
                <text:p>0.000764211648637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00000375483851561165">
                <text:p>0.000000375483851561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000166627995511161">
                <text:p>0.0000001666279955111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